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aa64" officeooo:paragraph-rsid="000e93fc"/>
    </style:style>
    <style:style style:name="P2" style:family="paragraph" style:parent-style-name="Standard">
      <style:text-properties officeooo:rsid="0013aa64" officeooo:paragraph-rsid="00146852"/>
    </style:style>
    <style:style style:name="P3" style:family="paragraph" style:parent-style-name="Standard">
      <style:text-properties officeooo:paragraph-rsid="000e93fc"/>
    </style:style>
    <style:style style:name="P4" style:family="paragraph" style:parent-style-name="Standard">
      <style:paragraph-properties fo:text-align="end" style:justify-single-word="false"/>
      <style:text-properties fo:color="#579d1c" fo:font-size="13pt" fo:font-style="normal" fo:font-weight="normal" officeooo:rsid="0013aa64" officeooo:paragraph-rsid="000e93fc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style="normal" fo:font-weight="normal" officeooo:rsid="0013aa64" officeooo:paragraph-rsid="00104e34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style="normal" fo:font-weight="normal" officeooo:rsid="00104e34" officeooo:paragraph-rsid="00104e34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7" style:family="paragraph" style:parent-style-name="Standard">
      <style:text-properties officeooo:paragraph-rsid="0015ce68"/>
    </style:style>
    <style:style style:name="P8" style:family="paragraph" style:parent-style-name="Standard">
      <style:text-properties officeooo:paragraph-rsid="001802ec"/>
    </style:style>
    <style:style style:name="P9" style:family="paragraph" style:parent-style-name="Standard" style:master-page-name="">
      <style:paragraph-properties fo:margin-top="0.199cm" fo:margin-bottom="0cm" style:contextual-spacing="false" style:page-number="auto"/>
      <style:text-properties fo:color="#808080" officeooo:rsid="0013aa64" officeooo:paragraph-rsid="000e93fc"/>
    </style:style>
    <style:style style:name="P10" style:family="paragraph" style:parent-style-name="Standard">
      <style:paragraph-properties fo:margin-top="2cm" fo:margin-bottom="0cm" style:contextual-spacing="false"/>
      <style:text-properties officeooo:rsid="0013aa64" officeooo:paragraph-rsid="000e93fc"/>
    </style:style>
    <style:style style:name="P11" style:family="paragraph" style:parent-style-name="Heading_20_1">
      <style:text-properties officeooo:rsid="0013aa64" officeooo:paragraph-rsid="000e93fc"/>
    </style:style>
    <style:style style:name="P12" style:family="paragraph" style:parent-style-name="Heading_20_1">
      <style:text-properties officeooo:rsid="000f4913" officeooo:paragraph-rsid="0015ce68"/>
    </style:style>
    <style:style style:name="T1" style:family="text">
      <style:text-properties fo:color="#ff3366"/>
    </style:style>
    <style:style style:name="T2" style:family="text">
      <style:text-properties fo:color="#ff3366" fo:font-style="italic" officeooo:rsid="00651598" style:font-style-asian="italic" style:font-style-complex="italic"/>
    </style:style>
    <style:style style:name="T3" style:family="text">
      <style:text-properties fo:color="#ff3366" fo:font-style="italic" officeooo:rsid="00669d0d" style:font-style-asian="italic" style:font-style-complex="italic"/>
    </style:style>
    <style:style style:name="T4" style:family="text">
      <style:text-properties fo:color="#ff3366" officeooo:rsid="00104e34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italic" officeooo:rsid="0011f3cd" style:font-style-asian="italic" style:font-style-complex="italic"/>
    </style:style>
    <style:style style:name="T7" style:family="text">
      <style:text-properties style:use-window-font-color="true" fo:font-style="italic" officeooo:rsid="00651598" style:font-style-asian="italic" style:font-style-complex="italic"/>
    </style:style>
    <style:style style:name="T8" style:family="text">
      <style:text-properties style:use-window-font-color="true" officeooo:rsid="0013aa64" style:font-name-complex="Times New Roman"/>
    </style:style>
    <style:style style:name="T9" style:family="text">
      <style:text-properties officeooo:rsid="0013aa64"/>
    </style:style>
    <style:style style:name="T10" style:family="text">
      <style:text-properties officeooo:rsid="002f900e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13aa64" style:font-weight-asian="bold" style:font-weight-complex="bold"/>
    </style:style>
    <style:style style:name="T13" style:family="text">
      <style:text-properties officeooo:rsid="004c95ff"/>
    </style:style>
    <style:style style:name="T14" style:family="text">
      <style:text-properties officeooo:rsid="003acc4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5041e7"/>
    </style:style>
    <style:style style:name="T17" style:family="text">
      <style:text-properties officeooo:rsid="004c0fbf"/>
    </style:style>
    <style:style style:name="T18" style:family="text">
      <style:text-properties officeooo:rsid="0038d717"/>
    </style:style>
    <style:style style:name="T19" style:family="text">
      <style:text-properties officeooo:rsid="0048240b"/>
    </style:style>
    <style:style style:name="T20" style:family="text">
      <style:text-properties officeooo:rsid="003c09e7"/>
    </style:style>
    <style:style style:name="T21" style:family="text">
      <style:text-properties officeooo:rsid="00557676"/>
    </style:style>
    <style:style style:name="T22" style:family="text">
      <style:text-properties officeooo:rsid="00569178"/>
    </style:style>
    <style:style style:name="T23" style:family="text">
      <style:text-properties officeooo:rsid="0059728a"/>
    </style:style>
    <style:style style:name="T24" style:family="text">
      <style:text-properties officeooo:rsid="005b05ce"/>
    </style:style>
    <style:style style:name="T25" style:family="text">
      <style:text-properties officeooo:rsid="005b978b"/>
    </style:style>
    <style:style style:name="T26" style:family="text">
      <style:text-properties officeooo:rsid="005d25a6"/>
    </style:style>
    <style:style style:name="T27" style:family="text">
      <style:text-properties officeooo:rsid="005d422f"/>
    </style:style>
    <style:style style:name="T28" style:family="text">
      <style:text-properties officeooo:rsid="005d6808"/>
    </style:style>
    <style:style style:name="T29" style:family="text">
      <style:text-properties officeooo:rsid="005dc9a3"/>
    </style:style>
    <style:style style:name="T30" style:family="text">
      <style:text-properties officeooo:rsid="0061026b"/>
    </style:style>
    <style:style style:name="T31" style:family="text">
      <style:text-properties officeooo:rsid="005f91ad"/>
    </style:style>
    <style:style style:name="T32" style:family="text">
      <style:text-properties officeooo:rsid="0061020c"/>
    </style:style>
    <style:style style:name="T33" style:family="text">
      <style:text-properties officeooo:rsid="002ddfc0"/>
    </style:style>
    <style:style style:name="T34" style:family="text">
      <style:text-properties officeooo:rsid="001baa41"/>
    </style:style>
    <style:style style:name="T35" style:family="text">
      <style:text-properties officeooo:rsid="002314dc"/>
    </style:style>
    <style:style style:name="T36" style:family="text">
      <style:text-properties officeooo:rsid="001cd066"/>
    </style:style>
    <style:style style:name="T37" style:family="text">
      <style:text-properties officeooo:rsid="0024f14d"/>
    </style:style>
    <style:style style:name="T38" style:family="text">
      <style:text-properties officeooo:rsid="002315fe"/>
    </style:style>
    <style:style style:name="T39" style:family="text">
      <style:text-properties officeooo:rsid="00226cd4"/>
    </style:style>
    <style:style style:name="T40" style:family="text">
      <style:text-properties officeooo:rsid="00217515"/>
    </style:style>
    <style:style style:name="T41" style:family="text">
      <style:text-properties officeooo:rsid="002322a6"/>
    </style:style>
    <style:style style:name="T42" style:family="text">
      <style:text-properties officeooo:rsid="000b026e"/>
    </style:style>
    <style:style style:name="T43" style:family="text">
      <style:text-properties officeooo:rsid="00104e34"/>
    </style:style>
    <style:style style:name="T44" style:family="text">
      <style:text-properties fo:color="#33cc66"/>
    </style:style>
    <style:style style:name="T45" style:family="text">
      <style:text-properties officeooo:rsid="0010aa16"/>
    </style:style>
    <style:style style:name="T46" style:family="text">
      <style:text-properties officeooo:rsid="0019ca01"/>
    </style:style>
    <style:style style:name="T47" style:family="text">
      <style:text-properties officeooo:rsid="001a57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بسم</text:span> <text:span text:style-name="T1">الله</text:span> <text:span text:style-name="T44">الرحمن الرحيم</text:span></text:p>
      <text:p text:style-name="P5"><text:span text:style-name="T43">الحمد </text:span><text:span text:style-name="T4">لله</text:span><text:span text:style-name="T43"> </text:span><text:span text:style-name="T4">رب</text:span><text:span text:style-name="T43"> العالمين</text:span></text:p>
      <text:p text:style-name="P6">السلام عليكم</text:p>
      <text:h text:style-name="P11" text:outline-level="1">Твердые и мягкие буквы</text:h>
      <text:p text:style-name="P3"><text:span text:style-name="T9">Всегда произносятся твердо: </text:span><text:span text:style-name="Харфы">خ</text:span> <text:span text:style-name="Харфы">ص</text:span> <text:span text:style-name="Харфы">ض</text:span> <text:span text:style-name="Харфы">ط</text:span> <text:span text:style-name="Харфы">ظ</text:span> <text:span text:style-name="Харфы">غ</text:span> <text:span text:style-name="Харфы">ق</text:span>.</text:p>
      <text:p text:style-name="P3"><text:span text:style-name="Харфы">ل</text:span> произносится твердо в слове Аллах, если ему предшествует буква с фатхой или даммой. В остальных случаях произносится мягко.</text:p>
      <text:p text:style-name="P1"><text:span text:style-name="Харфы">ر</text:span> произносится твердо:</text:p>
      <text:p text:style-name="P1">1) если она с фатхой или даммой;</text:p>
      <text:p text:style-name="P1">2) если она с сукуном и ей предшествует буква с фатхой или даммой;</text:p>
      <text:p text:style-name="P1">3) если она с сукуном, ей предшествует буква с сукуном, перед которой, в свою очередь, стоит буква с фатхой или даммой;</text:p>
      <text:p text:style-name="P1">4) если она с сукуном и ей предшествует соединительная хамза;</text:p>
      <text:p text:style-name="P1">5) если после нее с сукуном, которой предшествует буква с кясрой, стоит одна из 7 твердых.</text:p>
      <text:p text:style-name="P1"><text:span text:style-name="Харфы">ر</text:span> произносится мягко:</text:p>
      <text:p text:style-name="P1">1) если она с кясрой;</text:p>
      <text:p text:style-name="P1">2) если она с сукуном и ей предшествует буква с кясрой;</text:p>
      <text:p text:style-name="P1">3) если она с сукуном, ей предшествует буква с сукуном, перед которой буква с кясрой;</text:p>
      <text:p text:style-name="P1">4) если она с сукуном и перед ней <text:span text:style-name="Харфы">ي</text:span> с сукуном.</text:p>
      <text:p text:style-name="P1">При твердых <text:span text:style-name="T10">харфах</text:span> <text:span text:style-name="T10">фатха</text:span> произносится с настройкой на <text:span text:style-name="Звук">о</text:span>, а <text:span text:style-name="T10">кясра</text:span> — на <text:span text:style-name="Звук">ы</text:span>.</text:p>
      <text:p text:style-name="P1">Остальные хар<text:span text:style-name="T10">ф</text:span>ы — мягкие.</text:p>
      <text:h text:style-name="P11" text:outline-level="1">Произношение звука "н" в букве "нун" с сукуном и танвине</text:h>
      <text:p text:style-name="P1"><text:span text:style-name="Правила"><text:span text:style-name="T11">Изхар</text:span></text:span>: <text:span text:style-name="Звук">н</text:span> произносится четко и ясно, если после нее следует одна из <text:span text:style-name="Харфы">ح خ ع غ ه ء</text:span>. В качестве указания в <text:span text:style-name="T13">некоторых изданиях </text:span>Куран<text:span text:style-name="T13">а </text:span>над <text:span text:style-name="Звук">н</text:span><text:span text:style-name="Звук"><text:span text:style-name="T14">ун</text:span></text:span> ст<text:span text:style-name="T13">авится</text:span> сукун, а танвины <text:span text:style-name="Звук">ан</text:span> и <text:span text:style-name="Звук">ин</text:span> отмеча<text:span text:style-name="T13">ются</text:span> черт<text:span text:style-name="T10">о</text:span>чками строго одна под другой.</text:p>
      <text:p text:style-name="P2"><text:span text:style-name="Правила"><text:span text:style-name="T11">Идгам</text:span></text:span>: если <text:span text:style-name="T15">слово</text:span> заканчивается на <text:span text:style-name="Звук">н</text:span>, за которым следует одна из <text:span text:style-name="Харфы">ر ل م ن و ي</text:span>, то звук <text:span text:style-name="Звук">н</text:span> погл<text:span text:style-name="T10">о</text:span>щается, а одна из перечисленных удваивается. Причем <text:span text:style-name="Харфы">م ن و ي </text:span>произносятся с назализацией. В качестве указания в<text:span text:style-name="T13"> некоторых изданиях </text:span>Куран<text:span text:style-name="T13">а</text:span> над <text:span text:style-name="Звук">н</text:span><text:span text:style-name="Звук"><text:span text:style-name="T14">ун</text:span></text:span> не ставится сукун, а танвины <text:span text:style-name="Звук">ан</text:span> и <text:span text:style-name="Звук">ин</text:span> отмеча<text:span text:style-name="T16">ются</text:span> черт<text:span text:style-name="T10">о</text:span>чками несколько смещенными относительно друг друга.</text:p>
      <text:p text:style-name="P1"><text:span text:style-name="Правила"><text:span text:style-name="T11">Икляб</text:span></text:span>: если после звука <text:span text:style-name="Звук">н</text:span> следует <text:span text:style-name="Харфы">ب</text:span>, то вместо <text:span text:style-name="Звук">н</text:span> произносится <text:span text:style-name="Звук">м</text:span> на два счета с назализацией и неразрывно с <text:span text:style-name="Звук">б</text:span>. В качестве указания в <text:span text:style-name="T13">некоторых изданиях </text:span>Куран<text:span text:style-name="T13">а</text:span> над <text:span text:style-name="Звук">н</text:span><text:span text:style-name="Звук"><text:span text:style-name="T14">ун</text:span></text:span> вместо сукуна и вместо одной огласовки танвина <text:span text:style-name="T17">пи</text:span><text:span text:style-name="T16">шется</text:span> маленькая буква <text:span text:style-name="Звук">м</text:span><text:span text:style-name="Звук"><text:span text:style-name="T18">им</text:span></text:span>.</text:p>
      <text:p text:style-name="P1"><text:span text:style-name="Правила"><text:span text:style-name="T11">Ихфа</text:span></text:span>: в остальных случаях <text:span text:style-name="Звук">н</text:span> произносится <text:span text:style-name="T19">приглушенно </text:span>на два счета с назализацией. В качестве указания в <text:span text:style-name="T13">некоторых изданиях </text:span>Куран<text:span text:style-name="T13">а</text:span> над <text:span text:style-name="Звук">н</text:span><text:span text:style-name="Звук"><text:span text:style-name="T14">ун</text:span></text:span> не ставится сукун, а танвины <text:span text:style-name="Звук">ан</text:span> и <text:span text:style-name="Звук">ин</text:span> отмеча<text:span text:style-name="T16">ются</text:span> черт<text:span text:style-name="T10">о</text:span>чками несколько смещенными относительно друг друга.</text:p>
      <text:h text:style-name="P11" text:outline-level="1"><text:soft-page-break/>Произношение звука "м" в букве "мим" с сукуном</text:h>
      <text:p text:style-name="P1"><text:span text:style-name="Правила"><text:span text:style-name="T11">Ихфа шафави</text:span></text:span>: если после <text:span text:style-name="Звук">м</text:span> следует <text:span text:style-name="Харфы">ب</text:span>, то <text:span text:style-name="Звук">м</text:span> произносится на два счета с назализацией при сомкнутых губах. В качестве указания в <text:span text:style-name="T13">некоторых изданиях </text:span>Куран<text:span text:style-name="T13">а</text:span> над <text:span text:style-name="Звук">м</text:span><text:span text:style-name="Звук"><text:span text:style-name="T14">им</text:span></text:span> не ставится сукун.</text:p>
      <text:p text:style-name="P3"><text:span text:style-name="Правила"><text:span text:style-name="T12">Идгам шафави</text:span></text:span><text:span text:style-name="T9">: если после </text:span><text:span text:style-name="Звук">м</text:span><text:span text:style-name="T9"> следует </text:span><text:span text:style-name="Харфы"><text:span text:style-name="T9">م</text:span></text:span><text:span text:style-name="T9">, то </text:span><text:span text:style-name="Звук">м</text:span><text:span text:style-name="T9"> первой буквы </text:span><text:span text:style-name="Звук">мим</text:span><text:span text:style-name="T9"> с сукуном не читается, а второй произносится на два счета с назализацией при сомкнутых губах. В качестве указания в </text:span><text:span text:style-name="T13">некоторых изданиях </text:span><text:span text:style-name="T9">Куран</text:span><text:span text:style-name="T13">а</text:span><text:span text:style-name="T9"> над первой </text:span><text:span text:style-name="Звук">м</text:span><text:span text:style-name="Звук"><text:span text:style-name="T20">им</text:span></text:span><text:span text:style-name="T9"> не ставится сукун, а над второй ставится шадда.</text:span></text:p>
      <text:p text:style-name="P1"><text:span text:style-name="Правила"><text:span text:style-name="T11">Изхар шафави</text:span></text:span>: в остальных случаях <text:span text:style-name="Звук">м</text:span> произносится четко и ясно.</text:p>
      <text:h text:style-name="P11" text:outline-level="1">Идгам</text:h>
      <text:p text:style-name="P1"><text:span text:style-name="Правила"><text:span text:style-name="T11">Мутамасиляйн</text:span></text:span>: если в одном и том же или в двух разных словах встретятся две одинаковые буквы, причем первая будет с сукуном, <text:span text:style-name="T21">а последующая — с любой из </text:span><text:span text:style-name="T22">трех </text:span><text:span text:style-name="T21">огласовок, </text:span>то первая погл<text:span text:style-name="T10">о</text:span>щается, а вторая удваивается. В качестве указания в <text:span text:style-name="T13">некоторых изданиях </text:span>Куран<text:span text:style-name="T13">а</text:span> над первой <text:span text:style-name="T17">буквой</text:span> не ставится <text:span text:style-name="T17">харакят</text:span>, а над второй ставится шадда.</text:p>
      <text:p text:style-name="P1"><text:span text:style-name="Правила"><text:span text:style-name="T11">Мутаджанисайн</text:span></text:span>: если в одном и том же или в двух разных словах встретятся две схожие по месту образования буквы, причем первая будет с сукуном, <text:span text:style-name="T21">а последующая — с любой из </text:span><text:span text:style-name="T22">трех</text:span><text:span text:style-name="T21"> огласовок,</text:span> то первая погл<text:span text:style-name="T10">о</text:span>щается, а вторая удваивается. Это возможно в семи случаях:</text:p>
      <text:p text:style-name="P1">1) если после <text:span text:style-name="Харфы">ب</text:span> с сукуном стоит <text:span text:style-name="Харфы">م</text:span>;</text:p>
      <text:p text:style-name="P1">2) если после <text:span text:style-name="Харфы">ث</text:span> с сукуном стоит <text:span text:style-name="Харфы">ذ</text:span>;</text:p>
      <text:p text:style-name="P1">3) если после <text:span text:style-name="Харфы">ذ</text:span> с сукуном стоит <text:span text:style-name="Харфы">ظ</text:span>;</text:p>
      <text:p text:style-name="P1">4) если после <text:span text:style-name="Харфы">ت</text:span> с сукуном стоит <text:span text:style-name="Харфы">د</text:span>;</text:p>
      <text:p text:style-name="P1">5) если после <text:span text:style-name="Харфы">د</text:span> с сукуном стоит <text:span text:style-name="Харфы">ت</text:span>;</text:p>
      <text:p text:style-name="P1">6) если после <text:span text:style-name="Харфы">ت</text:span> с сукуном стоит <text:span text:style-name="Харфы">ط</text:span>;</text:p>
      <text:p text:style-name="P1">7) если после <text:span text:style-name="Харфы">ط</text:span> с сукуном стоит <text:span text:style-name="Харфы">ت</text:span>. Однако в этом случае <text:span text:style-name="Харфы">ط</text:span> полностью не погл<text:span text:style-name="T10">о</text:span>щается — с началом его произнесения про<text:span text:style-name="T10">и</text:span>сходит переход на следующую. В качестве указания в <text:span text:style-name="T13">некоторых изданиях </text:span>Куран<text:span text:style-name="T13">а</text:span> над первой не ставится сукун, а над второй ставится шадда.</text:p>
      <text:p text:style-name="P1"><text:span text:style-name="Правила"><text:span text:style-name="T11">Мутакарибайн</text:span></text:span>: если в одном и том же или в двух разных словах встретятся две близкие по месту образования и свойствам буквы, причем первая будет с сукуном, <text:span text:style-name="T23">а последующая — с любой из трех огласовок,</text:span> то первая погл<text:span text:style-name="T10">о</text:span>щается, а вторая удваивается. Это возможно в двух случаях:</text:p>
      <text:p text:style-name="P1">1) если после <text:span text:style-name="Харфы">ل</text:span> с сукуном стоит <text:span text:style-name="Харфы">ر</text:span>;</text:p>
      <text:p text:style-name="P1">2) если после <text:span text:style-name="Харфы">ق</text:span> с сукуном стоит <text:span text:style-name="Харфы">ك</text:span>.</text:p>
      <text:h text:style-name="P11" text:outline-level="1">Мад</text:h>
      <text:p text:style-name="P1"><text:span text:style-name="Правила"><text:span text:style-name="T11">Муттасыль</text:span></text:span>: если в одном слове после буквы удлинения стоит хамза, то долгий гласный удлиняется на 4-5, а в случае остановки — на 6 счетов.</text:p>
      <text:p text:style-name="P1"><text:span text:style-name="Правила"><text:span text:style-name="T11">Мунфасыль</text:span></text:span>: если буква удлинения стоит на конце одного слова, а следующее начинается с хамзы, то долгий гласный может удлиняется на 2, 4 или 5 счетов, <text:span text:style-name="T24">но</text:span> предпочтительней —<text:span text:style-name="T25"> </text:span>на 4 <text:soft-page-break/>или 5.</text:p>
      <text:p text:style-name="P1"><text:span text:style-name="Правила"><text:span text:style-name="T11">Лязым</text:span></text:span>: если в одном слове пос<text:span text:style-name="T10">л</text:span>е буквы удлинения стоит постоянный сукун <text:span text:style-name="T26">(включая удвоенные ташдидом арфы, т. к. первый считается с сукуном)</text:span>, то долгий гласный обязательно тянется на 6 счетов.</text:p>
      <text:p text:style-name="P1"><text:span text:style-name="Правила"><text:span text:style-name="T11">'арид ли сукун</text:span></text:span>: если за буквой удлинения стоит случайный сукун, образовавшийся по причине остановки чтения, то долгий гласный может тянутся на 2, 4 или 6 счетов.</text:p>
      <text:p text:style-name="P1"><text:span text:style-name="Правила"><text:span text:style-name="T11">Лин</text:span></text:span>: если на букве, следующей за <text:span text:style-name="Харфы">ي</text:span> или <text:span text:style-name="Харфы">و</text:span> с сукуном, которым предшествует буква с фатхой, будет произведена остановка, <text:span text:style-name="T26">т. е.</text:span> появится случайный сукун, то звук данных букв тянется на 2, 4 или 6 счетов.</text:p>
      <text:p text:style-name="P9">Примечания:</text:p>
      <text:p text:style-name="P1">1) первые аяты некоторых сур содержат только арфы. Такие буквы подлежат удлинению в 2 счета, за исключением алифа, который не тянется, и букв <text:span text:style-name="Харфы">س ص ع ك ق ل م ن</text:span>, на которые распространяется правило лязым;</text:p>
      <text:p text:style-name="P1">2) в качестве указания на правила мад в Куране проставлены волнистые линии;</text:p>
      <text:p text:style-name="P1">3) в рамках одного чтения для данного правила <text:span text:style-name="T27">необходимо соблюдать одинаковую протяженность удлинения</text:span>.</text:p>
      <text:h text:style-name="P11" text:outline-level="1">Чтение буквы ه на конце слова</text:h>
      <text:p text:style-name="P1">Если перед <text:span text:style-name="Харфы"><text:span text:style-name="T28">ه</text:span></text:span><text:span text:style-name="T28">, написанной на конце слова с даммой или кясрой (</text:span><text:span text:style-name="T46">если</text:span><text:span text:style-name="T28"> это слитное </text:span>местоимение 3 лица единственного числа мужского рода<text:span text:style-name="T28">),</text:span> будет стоять буква с огласовкой, то огласовка для <text:span text:style-name="Харфы">ه</text:span> будет тянутся на 2 счета. А если в дополнении за ней следует разделительная хамза, то —<text:span text:style-name="T29"> </text:span>на 6. <text:span text:style-name="T30">Но если за ней следует буква с сукуном, то гласный не тянется. </text:span>В качестве указания в <text:span text:style-name="T13">некоторых изданиях </text:span>Куран<text:span text:style-name="T13">а</text:span> ставится маленькая <text:span text:style-name="Харфы">ي</text:span> или <text:span text:style-name="Харфы">و</text:span> <text:span text:style-name="T31">в соответствии с удлиняемым хар</text:span><text:span text:style-name="T32">о</text:span><text:span text:style-name="T31">кятом.</text:span></text:p>
      <text:h text:style-name="P12" text:outline-level="1">Чтение соединительной хамзы</text:h>
      <text:p text:style-name="P7">В начале<text:span text:style-name="T42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h text:style-name="P11" text:outline-level="1">Калькаля</text:h>
      <text:p text:style-name="P1">Если над одной из <text:span text:style-name="Харфы">ب ج د ط ق</text:span> будет стоять сукун, то путем сотрясения и колебания места их образования, согласный звук выделяется звонким произношением. Причем это звуковое акцентирование происходит с большим усилием, когда на одной из этих букв делается пауза во время остановки чтения.</text:p>
      <text:h text:style-name="P11" text:outline-level="1"><text:soft-page-break/>Пауза</text:h>
      <text:p text:style-name="P3"><text:span text:style-name="T9">Пауза — прекращ</text:span><text:span text:style-name="T10">е</text:span><text:span text:style-name="T9">ние чтения и остановка дыхания, приблизительно, на секунду. Есть в 4 местах: между 18:1 и 18:2; 36:52; 75:27; 83:14. В качестве указания в Куране ставится</text:span><text:span text:style-name="Харфы"><text:span text:style-name="T9"> ۜ </text:span></text:span><text:span text:style-name="Харфы"><text:span text:style-name="T33"><text:s/></text:span></text:span><text:span text:style-name="T9">.</text:span></text:p>
      <text:h text:style-name="P11" text:outline-level="1">Остановка</text:h>
      <text:p text:style-name="P1">Может быть произведена по окончании аята — это <text:span text:style-name="T45">С</text:span>унна. Если не хватило дыхания, то на любом слове с дальнейшим его повторением при продолжении чтения, при этом лучше следовать следующим значкам:</text:p>
      <text:p text:style-name="P8"><text:span text:style-name="T9">1)</text:span><text:span text:style-name="Харфы"><text:span text:style-name="T34"> ۖ</text:span></text:span><text:span text:style-name="Харфы"><text:span text:style-name="T35"> </text:span></text:span><text:span text:style-name="Харфы"><text:span text:style-name="T34"><text:s/></text:span></text:span><text:span text:style-name="Харфы"><text:span text:style-name="T8">—</text:span></text:span><text:span text:style-name="T9"> остановка разрешена, но лучше продолжить;</text:span></text:p>
      <text:p text:style-name="P8"><text:span text:style-name="T9">2)</text:span><text:span text:style-name="Харфы"><text:span text:style-name="T36"> ۗ</text:span></text:span><text:span text:style-name="Харфы"><text:span text:style-name="T37"> </text:span></text:span><text:span text:style-name="Харфы"><text:span text:style-name="T9"><text:s/></text:span></text:span><text:span text:style-name="Харфы"><text:span text:style-name="T8">—</text:span></text:span><text:span text:style-name="T9"> остановка разрешена и лучше остановиться;</text:span></text:p>
      <text:p text:style-name="P8"><text:span text:style-name="T9">3)</text:span><text:span text:style-name="Харфы"><text:span text:style-name="T9"> </text:span></text:span><text:span text:style-name="Харфы">ۘ</text:span><text:span text:style-name="Харфы"><text:span text:style-name="T38"> </text:span></text:span><text:span text:style-name="Харфы"><text:span text:style-name="T9"><text:s/></text:span></text:span><text:span text:style-name="Харфы"><text:span text:style-name="T8">—</text:span></text:span><text:span text:style-name="T9"> остановка обязательна;</text:span></text:p>
      <text:p text:style-name="P8"><text:span text:style-name="T9">4)</text:span><text:span text:style-name="Харфы"><text:span text:style-name="T9"> </text:span></text:span><text:span text:style-name="Харфы"><text:span text:style-name="T39">ۙ</text:span></text:span><text:span text:style-name="Харфы"><text:span text:style-name="T35"> </text:span></text:span><text:span text:style-name="Харфы"><text:span text:style-name="T9"><text:s/></text:span></text:span><text:span text:style-name="Харфы"><text:span text:style-name="T8">—</text:span></text:span><text:span text:style-name="T9"> остановка запрещена;</text:span></text:p>
      <text:p text:style-name="P8"><text:span text:style-name="T9">5)</text:span><text:span text:style-name="Харфы"><text:span text:style-name="T9"> </text:span></text:span><text:span text:style-name="Харфы"><text:span text:style-name="T34">ۚ</text:span></text:span><text:span text:style-name="Харфы"><text:span text:style-name="T35"> </text:span></text:span><text:span text:style-name="Харфы"><text:span text:style-name="T39"><text:s/></text:span></text:span><text:span text:style-name="Харфы"><text:span text:style-name="T8">—</text:span></text:span><text:span text:style-name="T9"> остановка разрешена;</text:span></text:p>
      <text:p text:style-name="P8"><text:span text:style-name="T9">6)</text:span><text:span text:style-name="T39"> </text:span><text:span text:style-name="Харфы"><text:span text:style-name="T40"><text:s/>ۛ ۛ</text:span></text:span><text:span text:style-name="Харфы"><text:span text:style-name="T39"> </text:span></text:span><text:span text:style-name="Харфы"><text:span text:style-name="T8">—</text:span></text:span><text:span text:style-name="T9"> остановка допустима лишь в одном из мест, обозначенны</text:span><text:span text:style-name="T47">х</text:span><text:span text:style-name="Харфы"><text:span text:style-name="T9"> ۛ</text:span></text:span><text:span text:style-name="Харфы"><text:span text:style-name="T41"> </text:span></text:span><text:span text:style-name="T9">.</text:span></text:p>
      <text:p text:style-name="P1">При остановке происходят следующие изменения:</text:p>
      <text:p text:style-name="P1">1) конечная огласовка преобразуется в сукун. Однако, если конечной буквой является <text:span text:style-name="Харфы">ي</text:span> или <text:span text:style-name="Харфы">و</text:span>, то она преобразуется в долгий гласный;</text:p>
      <text:p text:style-name="P1">2) конечная танвинная <text:span text:style-name="Звук">ан</text:span> преобразуется в долгий <text:span text:style-name="Звук">а</text:span>;</text:p>
      <text:p text:style-name="P1">3) конечная <text:span text:style-name="Харфы">ة</text:span> преобразуется в <text:span text:style-name="Харфы">ه</text:span> с сукуном.</text:p>
      <text:p text:style-name="P10"><text:span text:style-name="T6">И</text:span><text:span text:style-name="T7">з</text:span><text:span text:style-name="T2"> Аббясова</text:span><text:span text:style-name="T3"> Р. 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1cm" fo:margin-bottom="0.499cm" style:contextual-spacing="false" fo:text-align="center" style:justify-single-word="false" fo:text-indent="0cm" style:auto-text-indent="false" style:page-number="auto"/>
      <style:text-properties fo:color="#0084d1" style:font-name="Times New Roman1" fo:font-size="16pt" fo:font-style="normal" fo:font-weight="bold" style:font-size-asian="115%" style:font-weight-asian="bold" style:font-size-complex="115%" style:font-weight-complex="bold"/>
    </style:style>
    <style:style style:name="Харфы" style:family="text">
      <style:text-properties fo:color="#77216f" style:font-name="Arial1" fo:font-size="12pt" fo:font-weight="bold" style:font-size-asian="10.5pt"/>
    </style:style>
    <style:style style:name="Звук" style:family="text">
      <style:text-properties fo:color="#dd4814" fo:font-style="italic" fo:font-weight="bold" officeooo:rsid="00351f97" style:font-size-asian="10.5pt"/>
    </style:style>
    <style:style style:name="Правила" style:family="text">
      <style:text-properties fo:color="#5c8526" fo:font-weight="bold" style:font-size-asian="10.5pt"/>
    </style:style>
    <style:style style:name="Пункт" style:family="text">
      <style:text-properties fo:color="#0084d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1:16</meta:creation-date>
    <dc:date>2013-12-21T14:26:40</dc:date>
    <dc:creator>Yerzhan Tulepov</dc:creator>
    <meta:editing-duration>PT22M54S</meta:editing-duration>
    <meta:editing-cycles>14</meta:editing-cycles>
    <meta:generator>LibreOffice/3.6$Linux_X86_64 LibreOffice_project/360m1$Build-2</meta:generator>
    <meta:document-statistic meta:table-count="0" meta:image-count="0" meta:object-count="0" meta:page-count="4" meta:paragraph-count="72" meta:word-count="1221" meta:character-count="7152" meta:non-whitespace-character-count="5996"/>
  </office:meta>
</office:document-meta>
</file>